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text-properties officeooo:rsid="001cbeb7" officeooo:paragraph-rsid="001cbeb7"/>
    </style:style>
    <style:style style:name="P2" style:family="paragraph" style:parent-style-name="Standard">
      <style:paragraph-properties fo:text-align="justify" style:justify-single-word="false"/>
      <style:text-properties style:font-name="Lohit Bengali" style:text-underline-style="none" fo:font-weight="normal" officeooo:rsid="001d6b2d" officeooo:paragraph-rsid="001d6b2d" style:font-weight-asian="normal" style:font-weight-complex="normal"/>
    </style:style>
    <style:style style:name="P3" style:family="paragraph" style:parent-style-name="Standard">
      <style:paragraph-properties fo:text-align="justify" style:justify-single-word="false"/>
      <style:text-properties style:font-name="Lohit Bengali" style:text-underline-style="none" fo:font-weight="normal" officeooo:rsid="001ea6de" officeooo:paragraph-rsid="001ea6de" style:font-weight-asian="normal" style:font-weight-complex="normal"/>
    </style:style>
    <style:style style:name="P4" style:family="paragraph" style:parent-style-name="Standard">
      <style:paragraph-properties fo:text-align="justify" style:justify-single-word="false"/>
      <style:text-properties style:font-name="Lohit Bengali" style:text-underline-style="none" fo:font-weight="normal" officeooo:rsid="001cbeb7" officeooo:paragraph-rsid="001cbeb7" style:font-weight-asian="normal" style:font-weight-complex="normal"/>
    </style:style>
    <style:style style:name="P5" style:family="paragraph" style:parent-style-name="Standard">
      <style:paragraph-properties fo:text-align="justify" style:justify-single-word="false"/>
      <style:text-properties style:font-name="Lohit Bengali" style:text-underline-style="none" fo:font-weight="normal" officeooo:rsid="002dad2f" officeooo:paragraph-rsid="002dad2f" style:font-weight-asian="normal" style:font-weight-complex="normal"/>
    </style:style>
    <style:style style:name="P6" style:family="paragraph" style:parent-style-name="Standard">
      <style:paragraph-properties fo:text-align="justify" style:justify-single-word="false"/>
      <style:text-properties style:font-name="Lohit Bengali" style:text-underline-style="solid" style:text-underline-width="auto" style:text-underline-color="font-color" fo:font-weight="bold" officeooo:rsid="001ea6de" officeooo:paragraph-rsid="001ea6de" style:font-weight-asian="bold" style:font-weight-complex="bold"/>
    </style:style>
    <style:style style:name="P7" style:family="paragraph" style:parent-style-name="Standard">
      <style:paragraph-properties fo:text-align="justify" style:justify-single-word="false"/>
      <style:text-properties style:font-name="Lohit Bengali" style:text-underline-style="solid" style:text-underline-width="auto" style:text-underline-color="font-color" fo:font-weight="bold" officeooo:rsid="001cbeb7" officeooo:paragraph-rsid="001cbeb7" style:font-weight-asian="bold" style:font-weight-complex="bold"/>
    </style:style>
    <style:style style:name="P8" style:family="paragraph" style:parent-style-name="Standard">
      <style:paragraph-properties fo:text-align="justify" style:justify-single-word="false"/>
      <style:text-properties style:font-name="Lohit Bengali" officeooo:rsid="001cbeb7"/>
    </style:style>
    <style:style style:name="P9" style:family="paragraph" style:parent-style-name="Standard">
      <style:paragraph-properties fo:text-align="justify" style:justify-single-word="false"/>
      <style:text-properties style:font-name="Lohit Bengali" officeooo:rsid="001cbeb7" officeooo:paragraph-rsid="001cbeb7"/>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writing-mode="lr-tb"/>
      <style:text-properties style:font-name="Lohit Bengali" style:text-underline-style="none" fo:font-weight="normal" officeooo:rsid="002dad2f" officeooo:paragraph-rsid="002dbd6c" style:font-weight-asian="normal" style:font-weight-complex="normal"/>
    </style:style>
    <style:style style:name="P12" style:family="paragraph" style:parent-style-name="Standard">
      <style:paragraph-properties fo:text-align="justify" style:justify-single-word="false" style:writing-mode="lr-tb"/>
      <style:text-properties style:font-name="Lohit Bengali" style:text-underline-style="none" fo:font-weight="normal" officeooo:rsid="002dbd6c" officeooo:paragraph-rsid="003bd4de" style:font-weight-asian="normal" style:font-weight-complex="normal"/>
    </style:style>
    <style:style style:name="T1" style:family="text">
      <style:text-properties style:use-window-font-color="true" fo:background-color="transparent" loext:char-shading-value="0"/>
    </style:style>
    <style:style style:name="T2" style:family="text">
      <style:text-properties officeooo:rsid="001d6b2d"/>
    </style:style>
    <style:style style:name="T3" style:family="text">
      <style:text-properties officeooo:rsid="001ea6de"/>
    </style:style>
    <style:style style:name="T4" style:family="text">
      <style:text-properties officeooo:rsid="001ea874"/>
    </style:style>
    <style:style style:name="T5" style:family="text">
      <style:text-properties officeooo:rsid="0021e68a"/>
    </style:style>
    <style:style style:name="T6" style:family="text">
      <style:text-properties officeooo:rsid="0024fe6d"/>
    </style:style>
    <style:style style:name="T7" style:family="text">
      <style:text-properties officeooo:rsid="002815b1"/>
    </style:style>
    <style:style style:name="T8" style:family="text">
      <style:text-properties officeooo:rsid="002dbd6c"/>
    </style:style>
    <style:style style:name="T9" style:family="text">
      <style:text-properties officeooo:rsid="002f1d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8"/>
      <text:p text:style-name="P8"/>
      <text:p text:style-name="P8"/>
      <text:p text:style-name="P8"/>
      <text:p text:style-name="P8"/>
      <text:p text:style-name="P9">Aerostat Control System</text:p>
      <text:p text:style-name="P9">REV D</text:p>
      <text:p text:style-name="P9">User Manual</text:p>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able of Contents</text:p>
      <text:p text:style-name="P9"/>
      <text:p text:style-name="P9">About</text:p>
      <text:p text:style-name="P9"/>
      <text:p text:style-name="P9">Hardware Overview</text:p>
      <text:p text:style-name="P9"/>
      <text:p text:style-name="P9"/>
      <text:p text:style-name="P9">Firmware</text:p>
      <text:p text:style-name="P9"/>
      <text:p text:style-name="P9"/>
      <text:p text:style-name="P9">Setup</text:p>
      <text:p text:style-name="P9"/>
      <text:p text:style-name="P9"/>
      <text:p text:style-name="P9">Notic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Hardware Overview</text:p>
      <text:p text:style-name="P9"/>
      <text:p text:style-name="P7">Components <text:span text:style-name="T3">Overview</text:span></text:p>
      <text:p text:style-name="P4">The system consists of <text:span text:style-name="T2">&lt;number&gt;</text:span> parts. This parts include:</text:p>
      <text:p text:style-name="P4"/>
      <text:p text:style-name="P4">The main board itself</text:p>
      <text:p text:style-name="P4">&lt;image&gt;</text:p>
      <text:p text:style-name="P4"/>
      <text:p text:style-name="P2">RGB+3 Camera</text:p>
      <text:p text:style-name="P2">&lt;image&gt;</text:p>
      <text:p text:style-name="P4"/>
      <text:p text:style-name="P2">FPV Transmitter</text:p>
      <text:p text:style-name="P2">&lt;image&gt;</text:p>
      <text:p text:style-name="P2"/>
      <text:p text:style-name="P2">FPV Receiver</text:p>
      <text:p text:style-name="P2">&lt;image&gt;</text:p>
      <text:p text:style-name="P2"/>
      <text:p text:style-name="P2">Xbee USB Dongle</text:p>
      <text:p text:style-name="P2">&lt;image&gt;</text:p>
      <text:p text:style-name="P2"/>
      <text:p text:style-name="P6">Components Description</text:p>
      <text:p text:style-name="P6"/>
      <text:p text:style-name="P6">Main Board</text:p>
      <text:p text:style-name="P3">The main board consists of a Printed Circuit Board (PCB) that was designed using KiCAD EDA. PCBs were ordered through OSH Park and hand assembled. </text:p>
      <text:p text:style-name="P3"/>
      <text:p text:style-name="P3">The board is designed to allow wireless control of the Tetracam RGB+3 Camera (discussed in next section). The board includes circuitry and components that utilize an X<text:span text:style-name="T7">B</text:span>ee 900MHz Radio Module operating in pass <text:span text:style-name="T7">t</text:span>hrough mode that connects to an ATMega328P (AVR) Microcontroller (MCU). The AVR runs a modified Arduino bootloader that normally runs on the Sparkfun Pro Mini 8MHz model development board. The <text:span text:style-name="T7">O</text:span>ptiboot bootloader allows the AVR to be programmed <text:soft-page-break/>over <text:span text:style-name="T4">USB</text:span> <text:span text:style-name="T4">through</text:span> an FTDI FT230X USB <text:span text:style-name="T5">to UART s</text:span>erial bridge. This function is identical to most <text:span text:style-name="T6">A</text:span>rduino boards that do not have native USB <text:span text:style-name="T6">functionality</text:span> on the MCU itself. <text:span text:style-name="T7">The AVR also communicates with the on board XBee module over UART serial. Since the AVR only has one hardware UART serial port, on REV C of the board, jumpers wire included to allow selecting between connecting the AVR to the FT230X bridge or the XBee module. This allows the AVR to use hardware UART serial to communicate where it matters. In REV D of the board, a multiplexer (MUX) is used to switch between connecting to the XBee and the FT230X bridge. The control signal for the MUX is the +5VDC line on the USB connector. Therefore as long as the board is plugged into a PC over USB, the board will connect the AVR to the FT230X bridge automatically.</text:span></text:p>
      <text:p text:style-name="P3"/>
      <text:p text:style-name="P5">In REV C of the main board, the GP-735T GPS module connected to the AVR using the Arduino Software Serial library. This allows the AVR to know its geographic position. The GPS also connects to the RGB+3 Camera. REV C did not include the necessary UART To RS232 Adapter that the RGB+3 requires. As a result of this, an external adapter was spliced into the system to make due. REV D (in progress) does include the adapter on the board itself to allow for a more compact system. The adapter used is the Maxim Semiconductor MAX3232 which runs off the logic level (+3.3VDC) of the rest of the board but is able of generating the larger voltage swings required for RS232 communication.</text:p>
      <text:p text:style-name="P5"/>
      <text:p text:style-name="P11">Input voltage from USB is +5VDC and is regulated to +3.3VDC using the Recom R-78 <text:span text:style-name="T8">buck r</text:span>egulator module (+3.3VDC, 500mA). Previously (REV A &amp; REV B) used a self designed voltage regulator module that utilized the <text:span text:style-name="T8">Semtech TS30011 buck regulator. Stability issues on both designs of the regulator module. Both regulators are highly efficient buck regulators. The current Recom R-78 is a through hole module that allows use of a common linear +3.3VDC regulator such as the ST Microelectronics <text:s/>LD1117V33 <text:s/>if the Recom R-78 module is to fail or not work appropriately. </text:span></text:p>
      <text:p text:style-name="P11"/>
      <text:p text:style-name="P12"><text:soft-page-break/>REV C included over voltage protection circuitry using a crowbar type configuration. <text:span text:style-name="T9">This was because of the failed design of the voltage regulator modules. The crowbar circuits were arranged on the input 3 Cell 11.1V Lithium Polymer Battery (3S LIPO) into the board and the output of the 3.3V regulator module. On REV C, the crowbar circuits were tested to be working but since the triacs in the circuit were removable, the circuits were ran without the crowbars operation for some time. No ill effects were observed so for the sake of simplicity, the crowbar circuits were removed in REV D.</text:span></text:p>
      <text:p text:style-name="P2"/>
      <text:p text:style-name="P2"/>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cbeb7" officeooo:paragraph-rsid="001cbeb7"/>
    </style:style>
    <style:style style:name="MT1" style:family="text">
      <style:text-properties style:use-window-font-color="true" fo:background-color="transparent" loext:char-shading-value="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1T10:37:48.703222585</meta:creation-date>
    <meta:generator>LibreOffice/5.2.7.2$Linux_X86_64 LibreOffice_project/20m0$Build-2</meta:generator>
    <dc:date>2017-12-31T12:11:09.374828040</dc:date>
    <meta:editing-duration>PT38M49S</meta:editing-duration>
    <meta:editing-cycles>10</meta:editing-cycles>
    <meta:document-statistic meta:table-count="0" meta:image-count="0" meta:object-count="0" meta:page-count="5" meta:paragraph-count="30" meta:word-count="614" meta:character-count="3600" meta:non-whitespace-character-count="3010"/>
  </office:meta>
</office:document-meta>
</file>